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" fo:font-size="16pt" fo:letter-spacing="normal" fo:font-style="normal" fo:font-weight="bold" style:font-size-asian="16pt" style:font-size-complex="16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" fo:font-size="11pt" fo:letter-spacing="normal" fo:font-style="normal" fo:font-weight="bold" style:font-size-asian="11pt" style:font-size-complex="11pt"/>
    </style:style>
    <style:style style:name="P4" style:family="paragraph" style:parent-style-name="Quotations">
      <style:paragraph-properties fo:margin-left="0in" fo:margin-right="0in" fo:orphans="2" fo:widows="2" fo:text-indent="0in" style:auto-text-indent="false"/>
    </style:style>
    <style:style style:name="P5" style:family="paragraph" style:parent-style-name="Quotations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6" style:family="paragraph" style:parent-style-name="Heading_20_1">
      <style:text-properties fo:font-variant="normal" fo:text-transform="none" fo:color="#000000" style:font-name="Ubuntu" fo:font-size="24pt" fo:letter-spacing="normal" fo:font-style="normal" style:font-size-asian="24pt" style:font-size-complex="24pt"/>
    </style:style>
    <style:style style:name="P7" style:family="paragraph" style:parent-style-name="Quotations">
      <style:paragraph-properties fo:margin-left="0.9846in" fo:margin-right="0.7874in" fo:orphans="2" fo:widows="2" fo:text-indent="0in" style:auto-text-indent="false"/>
    </style:style>
    <style:style style:name="P8" style:family="paragraph" style:parent-style-name="Quotations">
      <style:paragraph-properties fo:margin-left="0.9846in" fo:margin-right="0.7874in" fo:orphans="2" fo:widows="2" fo:text-indent="0in" style:auto-text-indent="false"/>
      <style:text-properties style:font-name="Ubuntu" fo:font-size="12pt" style:font-size-asian="12pt" style:font-size-complex="12pt"/>
    </style:style>
    <style:style style:name="P9" style:family="paragraph" style:parent-style-name="Quotations">
      <style:paragraph-properties fo:margin-left="0.9846in" fo:margin-right="0.7874in" fo:orphans="2" fo:widows="2" fo:text-indent="0in" style:auto-text-indent="false"/>
      <style:text-properties fo:font-variant="normal" fo:text-transform="none" fo:color="#000000" style:font-name="Ubuntu" fo:font-size="16pt" fo:letter-spacing="normal" fo:font-style="normal" fo:font-weight="bold" style:font-size-asian="16pt" style:font-size-complex="16pt"/>
    </style:style>
    <style:style style:name="P10" style:family="paragraph" style:parent-style-name="Quotations" style:master-page-name="">
      <style:paragraph-properties fo:margin-left="0.4063in" fo:margin-right="0.5209in" fo:margin-top="0in" fo:margin-bottom="0.1965in" fo:text-align="justify" style:justify-single-word="false" fo:orphans="2" fo:widows="2" fo:text-indent="0in" style:auto-text-indent="false" style:page-number="auto"/>
    </style:style>
    <style:style style:name="P11" style:family="paragraph" style:parent-style-name="Quotations" style:master-page-name="">
      <style:paragraph-properties fo:margin-left="0.4063in" fo:margin-right="0.5209in" fo:margin-top="0in" fo:margin-bottom="0.1965in" fo:text-align="justify" style:justify-single-word="false" fo:orphans="2" fo:widows="2" fo:text-indent="0in" style:auto-text-indent="false" style:page-number="auto"/>
      <style:text-properties fo:font-variant="normal" fo:text-transform="none" fo:color="#000000" style:font-name="Ubuntu" fo:font-size="12pt" fo:letter-spacing="normal" fo:font-style="italic" fo:font-weight="normal" style:font-size-asian="12pt" style:font-size-complex="12pt"/>
    </style:style>
    <style:style style:name="P12" style:family="paragraph" style:parent-style-name="Quotations" style:master-page-name="">
      <style:paragraph-properties fo:margin-left="0.4063in" fo:margin-right="0.5209in" fo:text-align="justify" style:justify-single-word="false" fo:orphans="2" fo:widows="2" fo:text-indent="0in" style:auto-text-indent="false" style:page-number="auto"/>
    </style:style>
    <style:style style:name="P13" style:family="paragraph" style:parent-style-name="Text_20_body">
      <style:text-properties fo:font-variant="normal" fo:text-transform="none" fo:color="#000000" style:font-name="Ubuntu" fo:font-size="12pt" fo:letter-spacing="normal" fo:font-style="normal" style:font-size-asian="12pt" style:font-size-complex="12pt"/>
    </style:style>
    <style:style style:name="P14" style:family="paragraph" style:parent-style-name="Standard">
      <style:text-properties style:font-name="Ubuntu" fo:font-size="12pt" style:font-size-asian="12pt" style:font-size-complex="12pt"/>
    </style:style>
    <style:style style:name="P15" style:family="paragraph" style:parent-style-name="Standard">
      <style:paragraph-properties fo:margin-left="0.9846in" fo:margin-right="0in" fo:text-indent="0in" style:auto-text-indent="false"/>
    </style:style>
    <style:style style:name="P16" style:family="paragraph" style:parent-style-name="Quotations" style:master-page-name="">
      <style:paragraph-properties fo:margin-left="0.4063in" fo:margin-right="0.5209in" fo:text-align="justify" style:justify-single-word="false" fo:orphans="2" fo:widows="2" fo:text-indent="0in" style:auto-text-indent="false" style:page-number="auto"/>
    </style:style>
    <style:style style:name="T1" style:family="text">
      <style:text-properties fo:color="#000080" fo:background-color="transparent"/>
    </style:style>
    <style:style style:name="T2" style:family="text">
      <style:text-properties fo:color="#808080"/>
    </style:style>
    <style:style style:name="T3" style:family="text">
      <style:text-properties fo:color="#808080" fo:background-color="transparent"/>
    </style:style>
    <style:style style:name="T4" style:family="text">
      <style:text-properties fo:font-weight="bold"/>
    </style:style>
    <style:style style:name="T5" style:family="text">
      <style:text-properties fo:font-style="italic"/>
    </style:style>
    <style:style style:name="T6" style:family="text">
      <style:text-properties fo:font-variant="normal" fo:text-transform="none" fo:color="#000000" style:font-name="Ubuntu" fo:letter-spacing="normal" fo:font-style="normal" fo:font-weight="normal"/>
    </style:style>
    <style:style style:name="T7" style:family="text">
      <style:text-properties fo:font-variant="normal" fo:text-transform="none" fo:color="#000000" style:font-name="Ubuntu" fo:font-size="12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ize-complex="12pt"/>
    </style:style>
    <style:style style:name="T10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fo:letter-spacing="normal" fo:font-style="normal" fo:font-weight="bold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000000" style:font-name="Inconsolata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style:font-name="Inconsolata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Inconsolata" fo:letter-spacing="normal" fo:font-style="normal" fo:font-weight="bold"/>
    </style:style>
    <style:style style:name="T18" style:family="text">
      <style:text-properties fo:font-variant="normal" fo:text-transform="none" fo:color="#000000" style:font-name="Inconsolata" fo:letter-spacing="normal" fo:font-style="normal" fo:font-weight="normal"/>
    </style:style>
    <style:style style:name="T19" style:family="text">
      <style:text-properties fo:font-variant="normal" fo:text-transform="none" fo:color="#666666" style:font-name="Ubuntu" fo:font-size="11pt" fo:letter-spacing="normal" fo:font-style="italic" fo:font-weight="normal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fo:color="#666666" fo:font-size="11pt" fo:letter-spacing="normal" fo:font-style="italic" fo:font-weight="normal" style:font-size-asian="11pt" style:font-style-asian="italic" style:font-size-complex="11pt" style:font-style-complex="italic"/>
    </style:style>
    <style:style style:name="T21" style:family="text">
      <style:text-properties fo:background-color="#66ff99"/>
    </style:style>
    <style:style style:name="T22" style:family="text">
      <style:text-properties style:font-name="Ubuntu" fo:font-size="12pt" style:font-size-asian="12pt" style:font-style-asian="italic" style:font-size-complex="12pt" style:font-style-complex="italic"/>
    </style:style>
    <style:style style:name="T23" style:family="text">
      <style:text-properties style:font-name="Ubuntu" fo:font-size="12pt" fo:font-weight="normal" style:font-size-asian="12pt" style:font-style-asian="italic" style:font-size-complex="12pt" style:font-style-complex="italic"/>
    </style:style>
    <style:style style:name="T24" style:family="text">
      <style:text-properties style:text-line-through-style="solid" style:font-name="Ubuntu" fo:font-size="12pt" style:font-size-asian="12pt" style:font-style-asian="italic" style:font-size-complex="12pt" style:font-style-complex="italic"/>
    </style:style>
    <style:style style:name="T25" style:family="text">
      <style:text-properties style:text-line-through-style="solid" style:font-name="Ubuntu" fo:font-size="12pt" fo:font-weight="normal" style:font-size-asian="12pt" style:font-style-asian="italic" style:font-size-complex="12pt" style:font-style-complex="italic"/>
    </style:style>
    <style:style style:name="T26" style:family="text">
      <style:text-properties style:text-line-through-style="solid" fo:font-size="12pt" style:font-size-asian="12pt" style:font-style-asian="italic" style:font-size-complex="12pt" style:font-style-complex="italic"/>
    </style:style>
    <style:style style:name="T27" style:family="text">
      <style:text-properties style:text-line-through-style="solid" fo:font-size="12pt" fo:font-weight="normal" style:font-size-asian="12pt" style:font-style-asian="italic" style:font-size-complex="12pt" style:font-style-complex="italic"/>
    </style:style>
    <style:style style:name="T28" style:family="text">
      <style:text-properties style:text-line-through-style="solid" style:font-name="Inconsolata" fo:font-size="12pt" style:font-size-asian="12pt" style:font-style-asian="italic" style:font-size-complex="12pt" style:font-style-complex="italic"/>
    </style:style>
    <style:style style:name="T29" style:family="text">
      <style:text-properties style:text-line-through-style="solid" style:font-name="Inconsolata" fo:font-size="12pt" fo:font-weight="normal" style:font-size-asian="12pt" style:font-style-asian="italic" style:font-size-complex="12pt" style:font-style-complex="italic"/>
    </style:style>
    <style:style style:name="T30" style:family="text">
      <style:text-properties fo:font-size="12pt" style:font-size-asian="12pt" style:font-style-asian="italic" style:font-size-complex="12pt" style:font-style-complex="italic"/>
    </style:style>
    <style:style style:name="T31" style:family="text">
      <style:text-properties fo:font-size="12pt" fo:font-weight="normal" style:font-size-asian="12pt" style:font-style-asian="italic" style:font-size-complex="12pt" style:font-style-complex="italic"/>
    </style:style>
    <style:style style:name="T32" style:family="text">
      <style:text-properties style:font-name="Inconsolata" fo:font-size="12pt" style:font-size-asian="12pt" style:font-style-asian="italic" style:font-size-complex="12pt" style:font-style-complex="italic"/>
    </style:style>
    <style:style style:name="T33" style:family="text">
      <style:text-properties style:font-name="Inconsolata" fo:font-size="12pt" fo:font-weight="normal" style:font-size-asian="12pt" style:font-style-asian="italic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LASSFISH APPLICATION SERVER</text:h>
      <text:p text:style-name="P13"/>
      <text:p text:style-name="P5"><text:span text:style-name="T4"><text:tab/>$</text:span> = user<text:line-break/> <text:tab/><text:span text:style-name="T4">~</text:span> = home klasörü = <text:span text:style-name="T5">/home/metin</text:span></text:p>
      <text:p text:style-name="P2">Nasıl kurulur?</text:p>
      <text:p text:style-name="P7"><text:span text:style-name="T15">~$ </text:span><text:span text:style-name="Source_20_Text"><text:span text:style-name="T16">sudo apt-get update</text:span></text:span><text:span text:style-name="T16"><text:line-break/></text:span><text:span text:style-name="T15">~$ </text:span><text:span text:style-name="Source_20_Text"><text:span text:style-name="T16">apt-get install unzip</text:span></text:span><text:span text:style-name="T16"><text:line-break/></text:span><text:span text:style-name="T15">~$ </text:span><text:span text:style-name="Source_20_Text"><text:span text:style-name="T16">wget download.java.net/glassfish/4.0/release/glassfish-4.0.zip</text:span></text:span><text:span text:style-name="T16"><text:line-break/></text:span><text:span text:style-name="T15">~$ </text:span><text:span text:style-name="Source_20_Text"><text:span text:style-name="T16">sudo unzip glassfish-4.0.zip -d /opt</text:span></text:span><text:span text:style-name="T16"><text:line-break/></text:span><text:span text:style-name="T15">~$ </text:span><text:span text:style-name="Source_20_Text"><text:span text:style-name="T16">cd /opt/glassfish4/bin</text:span></text:span><text:span text:style-name="T16"><text:line-break/></text:span><text:span text:style-name="T15">/opt/glassfish4/bin$ </text:span><text:span text:style-name="Source_20_Text"><text:span text:style-name="T16">sudo ./asadmin start-domain</text:span></text:span></text:p>
      <text:p text:style-name="P12"><text:span text:style-name="Source_20_Text"><text:span text:style-name="T9">Bu işlemden sonra </text:span>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<text:span text:style-name="T9"> adresine giderek kontrol edin.</text:span></text:span></text:p>
      <text:p text:style-name="P3"/>
      <text:p text:style-name="P2">Otomatik başlangıç için Servis haline getirme?</text:p>
      <text:p text:style-name="P14"/>
      <text:p text:style-name="P8"><text:span text:style-name="T17">~$ </text:span><text:span text:style-name="Source_20_Text"><text:span text:style-name="T18">nano -w glassfish</text:span></text:span></text:p>
      <text:p text:style-name="P10"><text:span text:style-name="Source_20_Text"><text:span text:style-name="T9">Açılan editör ekranına aşağıdaki kodları ekleyin.</text:span></text:span></text:p>
      <text:p text:style-name="P15"><text:span text:style-name="Source_20_Text"><text:span text:style-name="T19">#!/bin/sh </text:span></text:span></text:p>
      <text:p text:style-name="P15"><text:span text:style-name="Source_20_Text"><text:span text:style-name="T19"># </text:span></text:span></text:p>
      <text:p text:style-name="P15"><text:span text:style-name="Source_20_Text"><text:span text:style-name="T19"># glassfish init script for Linux </text:span></text:span></text:p>
      <text:p text:style-name="P15"><text:span text:style-name="Source_20_Text"><text:span text:style-name="T19"># Simplest possible case -- no password file, one default domain </text:span></text:span></text:p>
      <text:p text:style-name="P15"><text:span text:style-name="Source_20_Text"><text:span text:style-name="T19"># it would be simple to add such options 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>GLASSFISH_HOME=${GLASSFISH_HOME:-"/opt/glassfish4/glassfish"} </text:span></text:span></text:p>
      <text:p text:style-name="P15"><text:span text:style-name="Source_20_Text"><text:span text:style-name="T19"/></text:span></text:p>
      <text:p text:style-name="P15"><text:span text:style-name="Source_20_Text"><text:span text:style-name="T19">case "$1" in </text:span></text:span></text:p>
      <text:p text:style-name="P15"><text:span text:style-name="Source_20_Text"><text:span text:style-name="T19">start) </text:span></text:span></text:p>
      <text:p text:style-name="P15"><text:span text:style-name="Source_20_Text"><text:span text:style-name="T19"><text:s text:c="4"/>$GLASSFISH_HOME/bin/asadmin start-domain &gt;/dev/null </text:span></text:span></text:p>
      <text:p text:style-name="P15"><text:span text:style-name="Source_20_Text"><text:span text:style-name="T19"><text:s text:c="4"/>echo "* Glassfish servisi baslatildi." </text:span></text:span></text:p>
      <text:p text:style-name="P15"><text:span text:style-name="Source_20_Text"><text:span text:style-name="T19"><text:s text:c="4"/>;; </text:span></text:span></text:p>
      <text:p text:style-name="P15"><text:span text:style-name="Source_20_Text"><text:span text:style-name="T19">stop) </text:span></text:span></text:p>
      <text:p text:style-name="P15"><text:span text:style-name="Source_20_Text"><text:span text:style-name="T19"><text:s text:c="4"/>$GLASSFISH_HOME/bin/asadmin stop-domain &gt;/dev/null </text:span></text:span></text:p>
      <text:p text:style-name="P15"><text:span text:style-name="Source_20_Text"><text:span text:style-name="T19"><text:s text:c="4"/>echo "* Glassfish servisi durduruldu!" </text:span></text:span></text:p>
      <text:p text:style-name="P15"><text:span text:style-name="Source_20_Text"><text:span text:style-name="T19"><text:s text:c="4"/>;; </text:span></text:span></text:p>
      <text:p text:style-name="P15"><text:span text:style-name="Source_20_Text"><text:span text:style-name="T19">restart) </text:span></text:span></text:p>
      <text:p text:style-name="P15"><text:span text:style-name="Source_20_Text"><text:span text:style-name="T19"><text:s text:c="4"/>$GLASSFISH_HOME/bin/asadmin restart-domain &gt;/dev/null </text:span></text:span></text:p>
      <text:p text:style-name="P15"><text:span text:style-name="Source_20_Text"><text:span text:style-name="T19"><text:s text:c="4"/>echo "* Glassfish servisi yeniden baslatildi." </text:span></text:span></text:p>
      <text:p text:style-name="P15"><text:span text:style-name="Source_20_Text"><text:span text:style-name="T19"><text:s text:c="4"/>;; </text:span></text:span></text:p>
      <text:p text:style-name="P15"><text:span text:style-name="Source_20_Text"><text:span text:style-name="T19">\*) </text:span></text:span></text:p>
      <text:p text:style-name="P15"><text:span text:style-name="Source_20_Text"><text:span text:style-name="T19"><text:s text:c="4"/>echo "usage: $0 (start|stop|restart|help)" </text:span></text:span></text:p>
      <text:p text:style-name="P15"><text:span text:style-name="Source_20_Text"><text:span text:style-name="T19">esac</text:span></text:span></text:p>
      <text:p text:style-name="P12"><text:span text:style-name="Source_20_Text"><text:span text:style-name="T10"/></text:span></text:p>
      <text:p text:style-name="P10"><text:span text:style-name="Source_20_Text"><text:span text:style-name="T10">Eklemeden sonra sırasıyla; Ctrl+O ardından Enter tuşlarına basarak kaydedin. Ctrl+X tuşlarına basarak editörden çıkın. </text:span></text:span></text:p>
      <text:p text:style-name="P4"><text:soft-page-break/><text:span text:style-name="Source_20_Text"><text:span text:style-name="T10"/></text:span></text:p>
      <text:p text:style-name="P11">Şimdi <text:span text:style-name="T21">glassfish</text:span> isimli (uzantısı olmayan!) bash script dosyasını kullanıyoruz.</text:p>
      <text:p text:style-name="P9"><text:span text:style-name="Source_20_Text"><text:span text:style-name="T32">~$ </text:span></text:span><text:span text:style-name="Source_20_Text"><text:span text:style-name="T33">sudo cp glassfish /etc/init.d/<text:line-break/></text:span></text:span><text:span text:style-name="Source_20_Text"><text:span text:style-name="T32">~$ </text:span></text:span><text:span text:style-name="Source_20_Text"><text:span text:style-name="T33">cd /etc/init.d<text:line-break/></text:span></text:span><text:span text:style-name="Source_20_Text"><text:span text:style-name="T32">/etc/init.d$ </text:span></text:span><text:span text:style-name="Source_20_Text"><text:span text:style-name="T33">sudo chmod +x glassfish<text:line-break/></text:span></text:span><text:span text:style-name="Source_20_Text"><text:span text:style-name="T32">/etc/init.d$ </text:span></text:span><text:span text:style-name="Source_20_Text"><text:span text:style-name="T33">sudo update-rc.d glassfish defaults<text:line-break/></text:span></text:span><text:span text:style-name="Source_20_Text"><text:span text:style-name="T28">/etc/init.d$ </text:span></text:span><text:span text:style-name="Source_20_Text"><text:span text:style-name="T29">sudo reboot</text:span></text:span></text:p>
      <text:p text:style-name="P2"/>
      <text:p text:style-name="P2">Glassfish Server "admin" şifresi nasıl değiştirilir?</text:p>
      <text:p text:style-name="P7"><text:span text:style-name="T15">~$ </text:span><text:span text:style-name="Source_20_Text"><text:span text:style-name="T16">cd /opt/glassfish4/bin</text:span></text:span><text:span text:style-name="T16"><text:line-break/></text:span><text:span text:style-name="T15">/opt/glassfish4/bin$ </text:span><text:span text:style-name="Source_20_Text"><text:span text:style-name="T16">sudo ./asadmin change-admin-password</text:span></text:span></text:p>
      <text:p text:style-name="P2"/>
      <text:p text:style-name="P2">Farklı bir IP'den Glassfish Server'a erişim engelinin kaldırılması.</text:p>
      <text:p text:style-name="P11"><text:span text:style-name="T2">localhost</text:span> haricinde başka bir bilgisayardan (dolayısıyla farklı bir IP'den) <text:a xlink:type="simple" xlink:href="http://localhost:4848/" text:style-name="Internet_20_link" text:visited-style-name="Visited_20_Internet_20_Link"><text:span text:style-name="T2">http://localhost:4848</text:span></text:a> yönetim konsoluna bağlanıp kullanıcı adı ve şifre ile giriş yapmayı denediğinizde izin verilmediğini göreceksiniz. Bu engelin kaldırılması için <text:span text:style-name="T2">enable-secure-admin</text:span> fonsiyonunu devreye almanız gerekiyor.</text:p>
      <text:p text:style-name="P7"><text:span text:style-name="T15">~$ </text:span><text:span text:style-name="Source_20_Text"><text:span text:style-name="T16">cd /opt/glassfish4/bin</text:span></text:span><text:span text:style-name="T16"><text:line-break/></text:span><text:span text:style-name="T15">/opt/glassfish4/bin$ </text:span><text:span text:style-name="Source_20_Text"><text:span text:style-name="T16">sudo ./asadmin enable-secure-admin</text:span></text:span></text:p>
      <text:p text:style-name="P2"/>
      <text:p text:style-name="P2">Servisi manuel başlatma/durdurma nasıl yapılır?</text:p>
      <text:p text:style-name="P15"><text:span text:style-name="T15">~$ </text:span><text:span text:style-name="Source_20_Text"><text:span text:style-name="T16">sudo service glassfish start</text:span></text:span></text:p>
      <text:p text:style-name="P15"><text:span text:style-name="Source_20_Text"><text:span text:style-name="T15">~$ </text:span></text:span><text:span text:style-name="Source_20_Text"><text:span text:style-name="T16">sudo service glassfish stop</text:span></text:span><text:span text:style-name="T16"><text:line-break/></text:span><text:span text:style-name="T15">~$ </text:span><text:span text:style-name="Source_20_Text"><text:span text:style-name="T16">sudo service glassfish restar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Inconsolata" svg:font-family="Inconsolata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tr" fo:country="T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er" style:family="paragraph" style:parent-style-name="Standard" style:auto-update="true" style:class="extra">
      <style:paragraph-properties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nos" fo:font-size="24pt" fo:font-weight="bold" style:font-name-asian="Droid Sans Fallback" style:font-size-asian="24pt" style:font-weight-asian="bold" style:font-name-complex="DejaVu Sans Condensed" style:font-size-complex="2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/>
    </style:style>
    <style:style style:name="MT1" style:family="text">
      <style:text-properties fo:color="#000080" fo:background-color="transparent"/>
    </style:style>
    <style:style style:name="MT2" style:family="text">
      <style:text-properties fo:color="#808080" fo:background-color="transparen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2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www.sadekod.org/" text:style-name="Internet_20_link" text:visited-style-name="Visited_20_Internet_20_Link"><text:span text:style-name="MT1">sadekod.org</text:span></text:a><text:span text:style-name="MT2"> (140621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tin Şanlı</meta:initial-creator>
    <meta:creation-date>2014-06-22T08:53:41</meta:creation-date>
    <dc:date>2014-07-04T22:57:47</dc:date>
    <dc:creator>Metin Şanlı</dc:creator>
    <meta:editing-duration>PT1H45M8S</meta:editing-duration>
    <meta:editing-cycles>11</meta:editing-cycles>
    <meta:generator>OpenOffice/4.1.0$Unix OpenOffice.org_project/410m18$Build-9764</meta:generator>
    <meta:document-statistic meta:table-count="0" meta:image-count="0" meta:object-count="0" meta:page-count="2" meta:paragraph-count="42" meta:word-count="258" meta:character-count="2232"/>
  </office:meta>
</office:document-meta>
</file>